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000000" draw:textarea-vertical-align="middle" draw:auto-grow-height="false" fo:min-height="0.749cm" fo:min-width="0.499cm"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317cm" svg:height="1.34cm" svg:x="5.005cm" svg:y="4.592cm">
          <text:p/>
          <draw:enhanced-geometry svg:viewBox="0 0 21600 21600" draw:mirror-horizontal="false" draw:mirror-vertical="false" draw:type="rectangle" draw:enhanced-path="M 0 0 L 21600 0 21600 21600 0 21600 0 0 Z N"/>
        </draw:custom-shape>
        <draw:custom-shape draw:style-name="gr1" draw:text-style-name="P1" draw:layer="layout" svg:width="0.317cm" svg:height="1.341cm" svg:x="5.674cm" svg:y="4.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1.34cm" svg:height="0.671cm" draw:transform="rotate (-1.57079632679579) translate (10.171cm 4.54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34cm" svg:height="0.671cm" draw:transform="rotate (-1.57079632679579) translate (10.839cm 4.54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34cm" svg:height="0.669cm" draw:transform="rotate (1.5707963267946) translate (7.672cm 5.87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34cm" svg:height="0.67cm" draw:transform="rotate (1.5707963267946) translate (7.004cm 5.8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1.34cm" svg:height="1.34cm" svg:x="12.16cm" svg:y="4.4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1" draw:layer="layout" svg:width="1.339cm" svg:height="1.34cm" svg:x="12.159cm" svg:y="4.586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1.542cm" svg:height="1.543cm" svg:x="2.332cm" svg:y="4.429cm">
          <text:p/>
          <draw:enhanced-geometry svg:viewBox="0 0 21600 21600" draw:mirror-horizontal="false" draw:mirror-vertical="false" draw:glue-points="10800 0 3163 3163 0 10800 3163 18437 10800 21600 18437 18437 21600 10800 18437 3163" draw:text-areas="3163 3163 18437 18437" draw:type="ring" draw:modifiers="3396.1359093937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0.327cm" svg:height="0.579cm" svg:x="2.953cm" svg:y="4.889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43M24S</meta:editing-duration>
    <meta:editing-cycles>13</meta:editing-cycles>
    <meta:generator>OpenOffice.org/3.4$Win32 OpenOffice.org_project/340m1$Build-9590</meta:generator>
    <dc:date>2015-03-11T20:29:10.64</dc:date>
    <meta:print-date>2015-03-10T22:56:39.86</meta:print-date>
    <meta:document-statistic meta:object-count="10"/>
  </office:meta>
</office:document-meta>
</file>